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0FFFBA97CB7B3832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" fo:font-size="11pt" officeooo:paragraph-rsid="0030b836" style:font-size-asian="11pt" style:font-size-complex="11pt"/>
    </style:style>
    <style:style style:name="P2" style:family="paragraph" style:parent-style-name="Text_20_body">
      <style:text-properties officeooo:paragraph-rsid="002c6f8c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ext_20_body">
      <style:text-properties fo:font-size="10pt" officeooo:paragraph-rsid="002c6f8c" style:font-size-asian="10pt" style:font-size-complex="10pt"/>
    </style:style>
    <style:style style:name="P5" style:family="paragraph" style:parent-style-name="Text_20_body">
      <style:text-properties fo:font-size="10pt" officeooo:paragraph-rsid="002cdbb5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7" style:family="paragraph" style:parent-style-name="Header">
      <style:text-properties fo:font-weight="bold" style:font-weight-asian="bold" style:font-weight-complex="bold"/>
    </style:style>
    <style:style style:name="P8" style:family="paragraph" style:parent-style-name="Heading_20_3">
      <style:text-properties fo:font-style="normal" style:font-style-asian="normal" style:font-style-complex="normal"/>
    </style:style>
    <style:style style:name="P9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b8032" style:font-size-asian="36pt" style:font-weight-asian="normal" style:font-size-complex="36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b8032" style:font-style-asian="italic" style:font-style-complex="italic"/>
    </style:style>
    <style:style style:name="T4" style:family="text">
      <style:text-properties fo:font-style="italic" officeooo:rsid="002c6f8c" style:font-style-asian="italic" style:font-style-complex="italic"/>
    </style:style>
    <style:style style:name="T5" style:family="text">
      <style:text-properties fo:font-style="italic" officeooo:rsid="002cdbb5" style:font-style-asian="italic" style:font-style-complex="italic"/>
    </style:style>
    <style:style style:name="T6" style:family="text">
      <style:text-properties fo:font-style="normal" officeooo:rsid="002cdbb5" style:font-style-asian="normal" style:font-style-complex="normal"/>
    </style:style>
    <style:style style:name="T7" style:family="text">
      <style:text-properties officeooo:rsid="002b8032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8032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officeooo:rsid="002b8032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officeooo:rsid="002c6f8c" style:text-blinking="false" fo:background-color="transparent" loext:char-shading-value="0" style:font-size-asian="11pt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Ubuntu" fo:font-size="11pt" style:text-underline-style="none" style:text-blinking="false" fo:background-color="transparent" loext:char-shading-value="0" style:font-size-asian="11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style:text-blinking="false" fo:background-color="transparent" loext:char-shading-value="0" style:font-size-asian="11pt" style:font-style-asian="italic" style:font-size-complex="11pt" style:font-style-complex="italic"/>
    </style:style>
    <style:style style:name="T16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officeooo:rsid="002b8032" style:text-blinking="false" fo:background-color="transparent" loext:char-shading-value="0" style:font-size-asian="11pt" style:font-style-asian="italic" style:font-size-complex="11pt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officeooo:rsid="002c6f8c" style:text-blinking="false" fo:background-color="transparent" loext:char-shading-value="0" style:font-size-asian="11pt" style:font-style-asian="italic" style:font-size-complex="11pt" style:font-style-complex="italic"/>
    </style:style>
    <style:style style:name="T18" style:family="text">
      <style:text-properties fo:font-variant="normal" fo:text-transform="none" fo:color="#333333" style:text-line-through-style="none" style:text-line-through-type="none" style:text-underline-style="none" style:text-blinking="false" fo:background-color="#ffffff" loext:char-shading-value="0"/>
    </style:style>
    <style:style style:name="T19" style:family="text">
      <style:text-properties fo:font-variant="normal" fo:text-transform="none" fo:color="#333333" style:text-line-through-style="none" style:text-line-through-type="none" fo:font-style="normal" style:text-underline-style="none" style:text-blinking="false" fo:background-color="#ffffff" loext:char-shading-value="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c6f8c" style:font-weight-asian="bold" style:font-weight-complex="bold"/>
    </style:style>
    <style:style style:name="T23" style:family="text">
      <style:text-properties officeooo:rsid="002c6f8c"/>
    </style:style>
    <style:style style:name="T24" style:family="text">
      <style:text-properties officeooo:rsid="002cdbb5"/>
    </style:style>
    <style:style style:name="T25" style:family="text">
      <style:text-properties officeooo:rsid="002e9806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<text:bookmark text:name="docs-internal-guid-259fb190-7fff-0e10-6a1d-529416e5a902"/>СИЛЫ (МДР)</text:h>
      <text:p text:style-name="P1"><text:span text:style-name="T8">Ты пропускаешь энергию через своё смертное тело в мир при помощи божественных сил или пульсирующего сердца самой природы. Тебе не нужно произносить секретные слова, не нужно писать руны, чтобы использовать заклинания - они живут внутри тебя. Чем спокойнее ты становишься, тем больше энергии получаешь. Чем меньше ты напряжён, тем лучше фокусируешься. Это путь </text:span><text:span text:style-name="T9">мудрости</text:span><text:span text:style-name="T8">. Твой путь.</text:span></text:p>
      <text:p text:style-name="Text_20_body"><text:span text:style-name="T10">Сотворение сил - проверка </text:span><text:span text:style-name="T13">МДР</text:span><text:span text:style-name="T10"> против Цели.</text:span><text:span text:style-name="T14"> </text:span><text:span text:style-name="T10">Полученные в виде </text:span><text:span text:style-name="T16">т</text:span><text:span text:style-name="T15">рофеев</text:span><text:span text:style-name="T10"> </text:span><text:span text:style-name="T11">с</text:span><text:span text:style-name="T10">илы</text:span><text:span text:style-name="T14"> </text:span><text:span text:style-name="T10">входят в твой разум через творения природы, просветление или клубы пара. Силы не могут быть переданы после изучения и не занимают ячейку инвентаря. Если хочется изменить какие-то </text:span><text:span text:style-name="T11">с</text:span><text:span text:style-name="T10">илы или добавить свои - обсуди это с ведущим.</text:span></text:p>
      <text:p text:style-name="Text_20_body"><text:span text:style-name="T10"/></text:p>
      <text:p text:style-name="P3"><text:span text:style-name="T21">Доспех веры: </text:span>Цель в пределах видимости получает +3 к <text:span text:style-name="T3">броне</text:span><text:span text:style-name="T7"> </text:span>на 1 <text:span text:style-name="T7">раунд</text:span></text:p>
      <text:p text:style-name="P3"><text:span text:style-name="T21">Благословение пустоты:</text:span> Дарует <text:span text:style-name="T23">видимой </text:span>цели успех <text:span text:style-name="T23">её </text:span><text:span text:style-name="T3">попытки</text:span> или <text:span text:style-name="T3">проверки</text:span> в следующем ходу</text:p>
      <text:p text:style-name="P3"><text:span text:style-name="T21">Жуткий медведь:</text:span> На <text:span text:style-name="T21">D4</text:span> раундов ты - огромны<text:span text:style-name="T24">й</text:span> медвед<text:span text:style-name="T24">ь</text:span>. Добавь 1 <text:span text:style-name="T2">сердце </text:span><text:span text:style-name="T6">и</text:span> удвой все бонусы</text:p>
      <text:p text:style-name="P3"><text:span text:style-name="T21">Божественный щит:</text:span> Зачаруй <text:span text:style-name="T24">видимую </text:span>цель. Щит поглотит <text:span text:style-name="T20">10</text:span> очков совершённых против неё <text:span text:style-name="T3">у</text:span><text:span text:style-name="T2">силий</text:span></text:p>
      <text:p text:style-name="P3"><text:span text:style-name="T21">Великое исцеление:</text:span> Исцели всех союзников, находящихся <text:span text:style-name="T3">близко</text:span>, на <text:span text:style-name="T7">двойное </text:span><text:span text:style-name="T3">магическое усилие</text:span></text:p>
      <text:p text:style-name="P3"><text:span text:style-name="T21">Целительное прикосновение: </text:span>Прикоснись к союзнику, чтобы исцелить на <text:span text:style-name="T3">магическое усилие</text:span></text:p>
      <text:p text:style-name="P3"><text:span text:style-name="T21">Священный оплот: </text:span><text:span text:style-name="T24">Коснись </text:span>союзника. На <text:span text:style-name="T20">4</text:span> <text:span text:style-name="T7">раунда</text:span> он невосприимчив к немагическому <text:span text:style-name="T2">усилию</text:span></text:p>
      <text:p text:style-name="P3"><text:span text:style-name="T21">Неуязвимость:</text:span> Коснись цели для <text:span text:style-name="T7">благословения</text:span>, на <text:span text:style-name="T21">D8</text:span> раундов ей нельзя причинить ущерб</text:p>
      <text:p text:style-name="P4"><text:span text:style-name="T21">Стальная ладонь: </text:span><text:span text:style-name="T23">У</text:span><text:span text:style-name="T22"> </text:span><text:span text:style-name="T23">с</text:span>ледующи<text:span text:style-name="T23">х</text:span> <text:span text:style-name="T22">D4 </text:span><text:span text:style-name="T23">твоих </text:span>безоружны<text:span text:style-name="T23">х</text:span> атак<text:span text:style-name="T7"> </text:span>+3 <text:span text:style-name="T7">к</text:span> <text:span text:style-name="T3">попыткам</text:span> и <text:span text:style-name="T2">предельный</text:span> урон</text:p>
      <text:p text:style-name="P3"><text:span text:style-name="T21">Стальная кожа: </text:span>На следующие <text:span text:style-name="T21">D4</text:span> раундов твоя броня равна 20</text:p>
      <text:p text:style-name="P3"><text:span text:style-name="T21">Дарующий жизнь:</text:span> Обменяй свою жизнь с другим, прикоснувшись к нему. Опусти свои очки здоровья до 0 и подними умирающего союзника с полным здоровьем</text:p>
      <text:p text:style-name="P3"><text:span text:style-name="T21">Воскрешение: </text:span><text:s/><text:span text:style-name="T3">Сложная проверка</text:span>, через 4 РАУНДА <text:span text:style-name="T7">мёртвая</text:span> цель оживёт с 1 очком здоровья</text:p>
      <text:p text:style-name="P3"/>
      <text:h text:style-name="P8" text:outline-level="3"><text:bookmark text:name="docs-internal-guid-613a9c9f-7fff-a0ba-49e3-217cffb7c390"/>ЗАКЛИНАНИЯ (ИНТ)</text:h>
      <text:p text:style-name="P1"><text:span text:style-name="T8">Мистические силы лежат прямо под нашим измерением, </text:span><text:span text:style-name="T19">доступные при помощи </text:span><text:span text:style-name="T8">темных наук. Это искусство магических слов, движений, знаков и точных рецептов. Здесь нет никакой тайны для тех, кто знает законы мироздания, которые управляют всеми энергиями и материей. Этих законов великое множество</text:span><text:span text:style-name="T18"> </text:span><text:span text:style-name="T8">и они непостижимы для большинства смертных умов.</text:span></text:p>
      <text:p text:style-name="P2"><text:span text:style-name="T10">Произнесение заклинаний - проверка </text:span><text:span text:style-name="T13">ИНТ</text:span><text:span text:style-name="T10"> против Цели. Полученные в виде </text:span><text:span text:style-name="T17">т</text:span><text:span text:style-name="T15">рофеев</text:span><text:span text:style-name="T10"> </text:span><text:span text:style-name="T12">з</text:span><text:span text:style-name="T10">аклинания в основном принимают вид свитков, вырванных страниц или других записей. Они могут быть переданы кому-либо, однако, в отличии от </text:span><text:span text:style-name="T12">сил</text:span><text:span text:style-name="T10">, всегда занимают ячейку инвентаря. Для использования недостаточно, чтобы заклинание находилось в инвентаре - оно должно быть экипировано. Если хочется изменить какие-то заклинания или добавить свои - обсуди это с ведущим.</text:span></text:p>
      <text:p text:style-name="P2"><text:span text:style-name="T10"/></text:p>
      <text:p text:style-name="P4"><text:span text:style-name="T21">Мистическая бомба: </text:span>Создать светящийся шар. <text:span text:style-name="T24">Ч</text:span>ерез <text:span text:style-name="T21">D4</text:span> <text:span text:style-name="T23">раундов</text:span> <text:span text:style-name="T24">он взорвётся</text:span>, нанеся <text:span text:style-name="T21">4D12</text:span> урона <text:span text:style-name="T5">близко</text:span></text:p>
      <text:p text:style-name="P3"><text:span text:style-name="T21">Мистический снаряд: </text:span>Выстрелить снарядом в <text:span text:style-name="T24">видимую </text:span>цель и нанести ей <text:span text:style-name="T2">магическое усилие. </text:span><text:span text:style-name="T6">Действует</text:span><text:span text:style-name="T5"> далеко</text:span></text:p>
      <text:p text:style-name="P3"><text:span text:style-name="T21">Колдовство Азула: </text:span>Призвать <text:span text:style-name="T21">D4</text:span> демонов, которые жаждут плоти… любой плоти</text:p>
      <text:p text:style-name="P3"><text:span text:style-name="T21">Аура клинка: </text:span><text:span text:style-name="T25">Коснуться</text:span> союзника. <text:span text:style-name="T21">D4</text:span> раундов <text:span text:style-name="T25">все наносящие ему урон </text:span>получа<text:span text:style-name="T24">ю</text:span>т <text:span text:style-name="T4">урон оружием</text:span></text:p>
      <text:p text:style-name="P3"><text:span text:style-name="T21">Хрустальное святилище: </text:span>Союзники получают +3 к <text:span text:style-name="T24">броне</text:span> пока заклинатель находится <text:span text:style-name="T4">близко</text:span></text:p>
      <text:p text:style-name="P3"><text:span text:style-name="T21">Проклятье: </text:span>Наслать проклятие, прикоснувшись к существу. Проклятие исполнится в точности так, как было сформулировано. Требуется <text:span text:style-name="T4">сложная</text:span><text:span text:style-name="T2"> проверка</text:span></text:p>
      <text:p text:style-name="P3"><text:span text:style-name="T21">Уничтожение мёртвых: </text:span>Уничтожить 1 нежить за каждое 1 очко здоровья заклинателя. Действует <text:span text:style-name="T4">далеко</text:span></text:p>
      <text:p text:style-name="P3"><text:span text:style-name="T21">Управлять монстром: </text:span>Получить полный контроль над монстром на <text:span text:style-name="T21">D4</text:span> <text:span text:style-name="T23">раундов</text:span></text:p>
      <text:p text:style-name="P3"><text:span text:style-name="T21">Дверь: </text:span>Создать волшебный дверной проем <text:span text:style-name="T25">туда</text:span>, где маг уже был. Длится, пока заклинателю не нанесут урон.</text:p>
      <text:p text:style-name="P3"><text:span text:style-name="T21">Огненный шар: </text:span>Запустить огненный шар в цель в пределах видимости. При взрыве шар также поражает все <text:span text:style-name="T4">ближние</text:span> цели.</text:p>
      <text:p text:style-name="P5"><text:span text:style-name="T21">Огненный снаряд: </text:span>Выпустить снаряд пламени в цель. <text:span text:style-name="T24">Действует </text:span><text:span text:style-name="T5">далеко</text:span><text:span text:style-name="T6">,</text:span><text:span text:style-name="T5"> </text:span><text:span text:style-name="T6">т</text:span><text:span text:style-name="T24">акже по</text:span>джигает воспламеняющиеся объекты. </text:p>
      <text:p text:style-name="P3"><text:span text:style-name="T21">Инверсия гравитации: </text:span>Обратить гравитацию в пределах <text:span text:style-name="T4">далеко</text:span> на <text:span text:style-name="T21">D4</text:span> <text:span text:style-name="T23">раундо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6" draw:display-name="26" xlink:href="Pictures/10000201000004FB000006730FFFBA97CB7B3832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3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8032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6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0FFFBA97CB7B3832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2"/>
        <text:h text:style-name="MP3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ПРИМЕРЫ ЗАКЛИНАНИЙ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7T22:24:31.188390721</dc:date>
    <meta:editing-duration>PT39M15S</meta:editing-duration>
    <meta:editing-cycles>8</meta:editing-cycles>
    <meta:generator>LibreOffice/6.1.0.3$Linux_X86_64 LibreOffice_project/10$Build-3</meta:generator>
    <meta:document-statistic meta:table-count="0" meta:image-count="2" meta:object-count="0" meta:page-count="1" meta:paragraph-count="31" meta:word-count="539" meta:character-count="3720" meta:non-whitespace-character-count="3205"/>
  </office:meta>
</office:document-meta>
</file>